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1.40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2.35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7cm" fo:min-width="2.35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588cm" svg:x="9.255cm" svg:y="18.144cm">
          <text:p text:style-name="P1">BS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1.588cm" svg:x="3.223cm" svg:y="21.955cm"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587cm" svg:x="3.222cm" svg:y="25.448cm">
          <text:p text:style-name="P1">Message</text:p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1.588cm" svg:x="8.62cm" svg:y="21.955cm">
          <text:p text:style-name="P1">Sync</text:p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1.588cm" svg:x="8.62cm" svg:y="25.447cm">
          <text:p text:style-name="P1">Client</text:p>
          <text:p text:style-name="P1">Plugi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588cm" svg:x="9.255cm" svg:y="14.335cm">
          <text:p text:style-name="P1">BT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588cm" svg:x="9.255cm" svg:y="10.842cm">
          <text:p text:style-name="P1">BR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588cm" svg:x="9.255cm" svg:y="7.35cm">
          <text:p text:style-name="P1">BQ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58cm" svg:height="1.588cm" svg:x="14.652cm" svg:y="12.43cm">
          <text:p text:style-name="P1">STOR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1.588cm" svg:x="14.335cm" svg:y="18.144cm">
          <text:p text:style-name="P1">Frontend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5.922cm" svg:y1="12.43cm" svg:x2="11.16cm" svg:y2="8.302cm">
          <text:p/>
        </draw:line>
        <draw:line draw:style-name="gr6" draw:text-style-name="P2" draw:layer="layout" svg:x1="14.652cm" svg:y1="13.382cm" svg:x2="11.16cm" svg:y2="11.477cm">
          <text:p/>
        </draw:line>
        <draw:line draw:style-name="gr6" draw:text-style-name="P2" draw:layer="layout" svg:x1="14.653cm" svg:y1="13.383cm" svg:x2="11.16cm" svg:y2="14.97cm">
          <text:p/>
        </draw:line>
        <draw:line draw:style-name="gr6" draw:text-style-name="P2" draw:layer="layout" svg:x1="15.922cm" svg:y1="14.017cm" svg:x2="11.159cm" svg:y2="19.097cm">
          <text:p/>
        </draw:line>
        <draw:line draw:style-name="gr6" draw:text-style-name="P2" draw:layer="layout" svg:x1="15.923cm" svg:y1="14.017cm" svg:x2="15.922cm" svg:y2="18.145cm">
          <text:p/>
        </draw:line>
        <draw:line draw:style-name="gr6" draw:text-style-name="P2" draw:layer="layout" svg:x1="15.922cm" svg:y1="19.732cm" svg:x2="11.477cm" svg:y2="22.907cm">
          <text:p/>
        </draw:line>
        <draw:line draw:style-name="gr6" draw:text-style-name="P2" draw:layer="layout" svg:x1="10.207cm" svg:y1="21.955cm" svg:x2="10.207cm" svg:y2="19.732cm">
          <text:p/>
        </draw:line>
        <draw:line draw:style-name="gr6" draw:text-style-name="P2" draw:layer="layout" svg:x1="10.207cm" svg:y1="25.447cm" svg:x2="10.207cm" svg:y2="23.542cm">
          <text:p/>
        </draw:line>
        <draw:line draw:style-name="gr6" draw:text-style-name="P2" draw:layer="layout" svg:x1="6.08cm" svg:y1="22.907cm" svg:x2="8.62cm" svg:y2="22.907cm">
          <text:p/>
        </draw:line>
        <draw:line draw:style-name="gr6" draw:text-style-name="P2" draw:layer="layout" svg:x1="4.175cm" svg:y1="25.447cm" svg:x2="4.175cm" svg:y2="23.5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2T15:40:31.021539394</meta:creation-date>
    <dc:date>2022-07-03T22:01:05.410016180</dc:date>
    <meta:editing-duration>PT3H40M14S</meta:editing-duration>
    <meta:editing-cycles>1</meta:editing-cycles>
    <meta:document-statistic meta:object-count="20"/>
    <meta:generator>LibreOffice/7.0.4.2$Linux_X86_64 LibreOffice_project/00$Build-2</meta:generator>
  </office:meta>
</office:document-meta>
</file>